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2583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>
            <text:p>Chunk Size = 100</text:p>
          </table:table-cell>
          <table:table-cell table:style-name="ce1" office:value-type="string">
            <text:p>Chunk Size = 200</text:p>
          </table:table-cell>
          <table:table-cell table:style-name="ce1" office:value-type="string">
            <text:p>Chunk Size = 400</text:p>
          </table:table-cell>
          <table:table-cell table:style-name="ce1" office:value-type="string">
            <text:p>Chunk Size = 500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000">
            <text:p>1000</text:p>
          </table:table-cell>
          <table:table-cell office:value-type="float" office:value="0.020356">
            <text:p>0.02036</text:p>
          </table:table-cell>
          <table:table-cell table:style-name="ce1" office:value-type="float" office:value="0.023714">
            <text:p>0.02371</text:p>
          </table:table-cell>
          <table:table-cell table:style-name="ce1"/>
          <table:table-cell table:style-name="ce1" office:value-type="float" office:value="0.033051">
            <text:p>0.03305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2000">
            <text:p>2000</text:p>
          </table:table-cell>
          <table:table-cell office:value-type="float" office:value="0.072135">
            <text:p>0.07214</text:p>
          </table:table-cell>
          <table:table-cell table:style-name="ce1" office:value-type="float" office:value="0.0781">
            <text:p>0.07810</text:p>
          </table:table-cell>
          <table:table-cell table:style-name="ce1" office:value-type="float" office:value="0.093515">
            <text:p>0.09352</text:p>
          </table:table-cell>
          <table:table-cell table:style-name="ce1" office:value-type="float" office:value="0.102804">
            <text:p>0.10280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3000">
            <text:p>3000</text:p>
          </table:table-cell>
          <table:table-cell office:value-type="float" office:value="0.152643">
            <text:p>0.15264</text:p>
          </table:table-cell>
          <table:table-cell table:style-name="ce1" office:value-type="float" office:value="0.161728">
            <text:p>0.16173</text:p>
          </table:table-cell>
          <table:table-cell table:style-name="ce1"/>
          <table:table-cell table:style-name="ce1" office:value-type="float" office:value="0.256594">
            <text:p>0.25659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4000">
            <text:p>4000</text:p>
          </table:table-cell>
          <table:table-cell office:value-type="float" office:value="0.266361">
            <text:p>0.26636</text:p>
          </table:table-cell>
          <table:table-cell table:style-name="ce1" office:value-type="float" office:value="0.27525">
            <text:p>0.27525</text:p>
          </table:table-cell>
          <table:table-cell table:style-name="ce1" office:value-type="float" office:value="0.301742">
            <text:p>0.30174</text:p>
          </table:table-cell>
          <table:table-cell table:style-name="ce1" office:value-type="float" office:value="0.319995">
            <text:p>0.32000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5000">
            <text:p>5000</text:p>
          </table:table-cell>
          <table:table-cell office:value-type="float" office:value="0.407455">
            <text:p>0.40746</text:p>
          </table:table-cell>
          <table:table-cell table:style-name="ce1" office:value-type="float" office:value="0.416622">
            <text:p>0.41662</text:p>
          </table:table-cell>
          <table:table-cell table:style-name="ce1"/>
          <table:table-cell table:style-name="ce1" office:value-type="float" office:value="0.476887">
            <text:p>0.47689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6000">
            <text:p>6000</text:p>
          </table:table-cell>
          <table:table-cell office:value-type="float" office:value="0.576989">
            <text:p>0.57699</text:p>
          </table:table-cell>
          <table:table-cell table:style-name="ce1" office:value-type="float" office:value="0.5891">
            <text:p>0.58910</text:p>
          </table:table-cell>
          <table:table-cell table:style-name="ce1" office:value-type="float" office:value="0.627502">
            <text:p>0.62750</text:p>
          </table:table-cell>
          <table:table-cell table:style-name="ce1" office:value-type="float" office:value="0.650922">
            <text:p>0.65092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7000">
            <text:p>7000</text:p>
          </table:table-cell>
          <table:table-cell office:value-type="float" office:value="0.780336">
            <text:p>0.78034</text:p>
          </table:table-cell>
          <table:table-cell table:style-name="ce1" office:value-type="float" office:value="0.78853">
            <text:p>0.78853</text:p>
          </table:table-cell>
          <table:table-cell table:style-name="ce1"/>
          <table:table-cell table:style-name="ce1" office:value-type="float" office:value="0.863387">
            <text:p>0.86339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8000">
            <text:p>8000</text:p>
          </table:table-cell>
          <table:table-cell office:value-type="float" office:value="1.017995">
            <text:p>1.01800</text:p>
          </table:table-cell>
          <table:table-cell table:style-name="ce1" office:value-type="float" office:value="1.019992">
            <text:p>1.01999</text:p>
          </table:table-cell>
          <table:table-cell table:style-name="ce1" office:value-type="float" office:value="1.073005">
            <text:p>1.07301</text:p>
          </table:table-cell>
          <table:table-cell table:style-name="ce1" office:value-type="float" office:value="1.09671">
            <text:p>1.09671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9000">
            <text:p>9000</text:p>
          </table:table-cell>
          <table:table-cell office:value-type="float" office:value="1.361065">
            <text:p>1.36107</text:p>
          </table:table-cell>
          <table:table-cell table:style-name="ce1" office:value-type="float" office:value="1.317661">
            <text:p>1.31766</text:p>
          </table:table-cell>
          <table:table-cell/>
          <table:table-cell table:style-name="ce1" office:value-type="float" office:value="1.385043">
            <text:p>1.38504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0000">
            <text:p>10000</text:p>
          </table:table-cell>
          <table:table-cell office:value-type="float" office:value="1.576793">
            <text:p>1.57679</text:p>
          </table:table-cell>
          <table:table-cell table:style-name="ce1" office:value-type="float" office:value="1.563807">
            <text:p>1.56381</text:p>
          </table:table-cell>
          <table:table-cell/>
          <table:table-cell table:style-name="ce1" office:value-type="float" office:value="1.658294">
            <text:p>1.65829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1000">
            <text:p>11000</text:p>
          </table:table-cell>
          <table:table-cell office:value-type="float" office:value="1.915951">
            <text:p>1.91595</text:p>
          </table:table-cell>
          <table:table-cell table:style-name="ce1" office:value-type="float" office:value="1.880185">
            <text:p>1.88019</text:p>
          </table:table-cell>
          <table:table-cell/>
          <table:table-cell table:style-name="ce1" office:value-type="float" office:value="1.986628">
            <text:p>1.98663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2000">
            <text:p>12000</text:p>
          </table:table-cell>
          <table:table-cell office:value-type="float" office:value="2.272222">
            <text:p>2.27222</text:p>
          </table:table-cell>
          <table:table-cell table:style-name="ce1" office:value-type="float" office:value="2.236543">
            <text:p>2.23654</text:p>
          </table:table-cell>
          <table:table-cell/>
          <table:table-cell table:style-name="ce1" office:value-type="float" office:value="2.344226">
            <text:p>2.34423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3000">
            <text:p>13000</text:p>
          </table:table-cell>
          <table:table-cell office:value-type="float" office:value="2.66263">
            <text:p>2.66263</text:p>
          </table:table-cell>
          <table:table-cell table:style-name="ce1" office:value-type="float" office:value="2.628066">
            <text:p>2.62807</text:p>
          </table:table-cell>
          <table:table-cell/>
          <table:table-cell table:style-name="ce1" office:value-type="float" office:value="2.735601">
            <text:p>2.73560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4000">
            <text:p>14000</text:p>
          </table:table-cell>
          <table:table-cell office:value-type="float" office:value="3.082524">
            <text:p>3.08252</text:p>
          </table:table-cell>
          <table:table-cell table:style-name="ce1" office:value-type="float" office:value="3.040637">
            <text:p>3.04064</text:p>
          </table:table-cell>
          <table:table-cell/>
          <table:table-cell table:style-name="ce1" office:value-type="float" office:value="3.1528">
            <text:p>3.15280</text:p>
          </table:table-cell>
          <table:table-cell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5000">
            <text:p>15000</text:p>
          </table:table-cell>
          <table:table-cell office:value-type="float" office:value="3.545044">
            <text:p>3.54504</text:p>
          </table:table-cell>
          <table:table-cell table:style-name="ce1" office:value-type="float" office:value="3.479696">
            <text:p>3.47970</text:p>
          </table:table-cell>
          <table:table-cell/>
          <table:table-cell table:style-name="ce1" office:value-type="float" office:value="3.572735">
            <text:p>3.5727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000">
            <text:p>1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2000">
            <text:p>2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3000">
            <text:p>3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4000">
            <text:p>4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5000">
            <text:p>5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6000">
            <text:p>6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7000">
            <text:p>7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8000">
            <text:p>8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9000">
            <text:p>9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0000">
            <text:p>10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1000">
            <text:p>11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2000">
            <text:p>12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3000">
            <text:p>13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4000">
            <text:p>14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5000">
            <text:p>15000</text:p>
          </table:table-cell>
          <table:table-cell table:style-name="Default"/>
          <table:table-cell/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2000">
            <text:p>2000</text:p>
          </table:table-cell>
          <table:table-cell table:style-name="Default"/>
          <table:table-cell/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4000">
            <text:p>4000</text:p>
          </table:table-cell>
          <table:table-cell table:style-name="Default"/>
          <table:table-cell/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6000">
            <text:p>6000</text:p>
          </table:table-cell>
          <table:table-cell table:style-name="Default"/>
          <table:table-cell/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8000">
            <text:p>8000</text:p>
          </table:table-cell>
          <table:table-cell table:style-name="Default"/>
          <table:table-cell/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000">
            <text:p>1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2000">
            <text:p>2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3000">
            <text:p>3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4000">
            <text:p>4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5000">
            <text:p>5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6000">
            <text:p>6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7000">
            <text:p>7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8000">
            <text:p>8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9000">
            <text:p>9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0000">
            <text:p>10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1000">
            <text:p>11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2000">
            <text:p>12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3000">
            <text:p>13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4000">
            <text:p>14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ring_random_async</text:p>
          </table:table-cell>
          <table:table-cell office:value-type="float" office:value="15000">
            <text:p>15000</text:p>
          </table:table-cell>
          <table:table-cell table:style-name="Default"/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 table:number-rows-repeated="654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6" table:number-columns-repeated="12" table:default-cell-style-name="Default"/>
        <table:table-row table:style-name="ro1">
          <table:table-cell>
            <draw:frame table:end-cell-address="Sheet2.J31" table:end-x="0.3512in" table:end-y="0.0213in" draw:z-index="0" draw:style-name="gr1" svg:width="7.5732in" svg:height="4.9492in" svg:x="0.7791in" svg:y="0.0311in">
              <draw:object draw:notify-on-update-of-ranges="Sheet1.B2:Sheet1.B16 Sheet1.C1:Sheet1.C1 Sheet1.C2:Sheet1.C16 Sheet1.D1:Sheet1.D1 Sheet1.D2:Sheet1.D16 Sheet1.E1:Sheet1.E1 Sheet1.E2:Sheet1.E16 Sheet1.F1:Sheet1.F1 Sheet1.F2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visibility="collapse" table:number-rows-repeated="2">
          <table:table-cell table:number-columns-repeated="1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 table:style-name="ce1" office:value-type="string">
            <text:p>Chunk Size = 4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12/06/2008</text:date>, <text:time>14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06T14:56:00</dc:date>
    <meta:editing-cycles>2</meta:editing-cycles>
    <meta:editing-duration>PT2H43M16S</meta:editing-duration>
    <meta:user-defined meta:name="Info 1"/>
    <meta:user-defined meta:name="Info 2"/>
    <meta:user-defined meta:name="Info 3"/>
    <meta:user-defined meta:name="Info 4"/>
    <meta:document-statistic meta:table-count="2" meta:cell-count="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3.3479995727539pt" style:font-size-asian="23.3479995727539pt" style:font-size-complex="23.3479995727539pt"/>
    </style:style>
    <style:style style:name="ch3" style:family="chart">
      <style:graphic-properties draw:stroke="none" svg:stroke-color="#b3b3b3" draw:fill="none" draw:fill-color="#e6e6e6"/>
      <style:text-properties fo:font-size="14.3680000305176pt" style:font-size-asian="14.3680000305176pt" style:font-size-complex="14.3680000305176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text-properties fo:font-size="16.1639995574951pt" style:font-size-asian="16.1639995574951pt" style:font-size-complex="16.1639995574951pt"/>
    </style:style>
    <style:style style:name="ch7" style:family="chart" style:data-style-name="N118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16.1639995574951pt" style:font-size-asian="16.1639995574951pt" style:font-size-complex="16.1639995574951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9.237cm" svg:height="12.572cm" chart:class="chart:bar" chart:style-name="ch1">
        <chart:title svg:x="4.273cm" svg:y="0.253cm" chart:style-name="ch2">
          <text:p>Synchronous Ring SW</text:p>
        </chart:title>
        <chart:legend chart:legend-position="end" svg:x="13.855cm" svg:y="3.627cm" chart:style-name="ch3"/>
        <chart:plot-area chart:style-name="ch4" table:cell-range-address="Sheet1.B2:Sheet1.F16 Sheet1.C1:Sheet1.F16 Sheet1.B1:Sheet1.B1" chart:data-source-has-labels="both" svg:x="0.286cm" svg:y="1.408cm" svg:width="13.184cm" svg:height="10.768cm">
          <chart:axis chart:dimension="x" chart:name="primary-x" chart:style-name="ch5">
            <chart:title svg:x="5.755cm" svg:y="11.403cm" chart:style-name="ch6">
              <text:p>Matrix Size</text:p>
            </chart:title>
            <chart:categories table:cell-range-address="Sheet1.B2:Sheet1.B16"/>
          </chart:axis>
          <chart:axis chart:dimension="y" chart:name="primary-y" chart:style-name="ch7">
            <chart:title svg:x="0.388cm" svg:y="7.442cm" chart:style-name="ch8">
              <text:p>Seconds</text:p>
            </chart:title>
            <chart:grid chart:style-name="ch9" chart:class="major"/>
          </chart:axis>
          <chart:series chart:style-name="ch10" chart:values-cell-range-address="Sheet1.C2:Sheet1.C16" chart:label-cell-address="Sheet1.C1:Sheet1.C1" chart:class="chart:bar">
            <chart:data-point chart:repeated="15"/>
          </chart:series>
          <chart:series chart:style-name="ch11" chart:values-cell-range-address="Sheet1.D2:Sheet1.D16" chart:label-cell-address="Sheet1.D1:Sheet1.D1" chart:class="chart:bar">
            <chart:data-point chart:repeated="15"/>
          </chart:series>
          <chart:series chart:style-name="ch12" chart:values-cell-range-address="Sheet1.E2:Sheet1.E16" chart:label-cell-address="Sheet1.E1:Sheet1.E1" chart:class="chart:bar">
            <chart:data-point chart:repeated="15"/>
          </chart:series>
          <chart:series chart:style-name="ch13" chart:values-cell-range-address="Sheet1.F2:Sheet1.F16" chart:label-cell-address="Sheet1.F1:Sheet1.F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= 100</text:p>
              </table:table-cell>
              <table:table-cell office:value-type="string">
                <text:p>Chunk Size = 200</text:p>
              </table:table-cell>
              <table:table-cell office:value-type="string">
                <text:p>Chunk Size = 400</text:p>
              </table:table-cell>
              <table:table-cell office:value-type="string">
                <text:p>Chunk Size = 5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020356">
                <text:p>0.020356</text:p>
              </table:table-cell>
              <table:table-cell office:value-type="float" office:value="0.023714">
                <text:p>0.023714</text:p>
              </table:table-cell>
              <table:table-cell office:value-type="float" office:value="1.#NAN">
                <text:p>1.#NAN</text:p>
              </table:table-cell>
              <table:table-cell office:value-type="float" office:value="0.033051">
                <text:p>0.0330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72135">
                <text:p>0.072135</text:p>
              </table:table-cell>
              <table:table-cell office:value-type="float" office:value="0.0781">
                <text:p>0.0781</text:p>
              </table:table-cell>
              <table:table-cell office:value-type="float" office:value="0.093515">
                <text:p>0.093515</text:p>
              </table:table-cell>
              <table:table-cell office:value-type="float" office:value="0.102804">
                <text:p>0.10280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152643">
                <text:p>0.152643</text:p>
              </table:table-cell>
              <table:table-cell office:value-type="float" office:value="0.161728">
                <text:p>0.161728</text:p>
              </table:table-cell>
              <table:table-cell office:value-type="float" office:value="1.#NAN">
                <text:p>1.#NAN</text:p>
              </table:table-cell>
              <table:table-cell office:value-type="float" office:value="0.256594">
                <text:p>0.25659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266361">
                <text:p>0.266361</text:p>
              </table:table-cell>
              <table:table-cell office:value-type="float" office:value="0.27525">
                <text:p>0.27525</text:p>
              </table:table-cell>
              <table:table-cell office:value-type="float" office:value="0.301742">
                <text:p>0.301742</text:p>
              </table:table-cell>
              <table:table-cell office:value-type="float" office:value="0.319995">
                <text:p>0.31999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407455">
                <text:p>0.407455</text:p>
              </table:table-cell>
              <table:table-cell office:value-type="float" office:value="0.416622">
                <text:p>0.416622</text:p>
              </table:table-cell>
              <table:table-cell office:value-type="float" office:value="1.#NAN">
                <text:p>1.#NAN</text:p>
              </table:table-cell>
              <table:table-cell office:value-type="float" office:value="0.476887">
                <text:p>0.476887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576989">
                <text:p>0.576989</text:p>
              </table:table-cell>
              <table:table-cell office:value-type="float" office:value="0.5891">
                <text:p>0.5891</text:p>
              </table:table-cell>
              <table:table-cell office:value-type="float" office:value="0.627502">
                <text:p>0.627502</text:p>
              </table:table-cell>
              <table:table-cell office:value-type="float" office:value="0.650922">
                <text:p>0.65092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780336">
                <text:p>0.780336</text:p>
              </table:table-cell>
              <table:table-cell office:value-type="float" office:value="0.78853">
                <text:p>0.78853</text:p>
              </table:table-cell>
              <table:table-cell office:value-type="float" office:value="1.#NAN">
                <text:p>1.#NAN</text:p>
              </table:table-cell>
              <table:table-cell office:value-type="float" office:value="0.863387">
                <text:p>0.863387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.017995">
                <text:p>1.017995</text:p>
              </table:table-cell>
              <table:table-cell office:value-type="float" office:value="1.019992">
                <text:p>1.019992</text:p>
              </table:table-cell>
              <table:table-cell office:value-type="float" office:value="1.073005">
                <text:p>1.073005</text:p>
              </table:table-cell>
              <table:table-cell office:value-type="float" office:value="1.09671">
                <text:p>1.0967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361065">
                <text:p>1.361065</text:p>
              </table:table-cell>
              <table:table-cell office:value-type="float" office:value="1.317661">
                <text:p>1.317661</text:p>
              </table:table-cell>
              <table:table-cell office:value-type="float" office:value="1.#NAN">
                <text:p>1.#NAN</text:p>
              </table:table-cell>
              <table:table-cell office:value-type="float" office:value="1.385043">
                <text:p>1.3850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576793">
                <text:p>1.576793</text:p>
              </table:table-cell>
              <table:table-cell office:value-type="float" office:value="1.563807">
                <text:p>1.563807</text:p>
              </table:table-cell>
              <table:table-cell office:value-type="float" office:value="1.#NAN">
                <text:p>1.#NAN</text:p>
              </table:table-cell>
              <table:table-cell office:value-type="float" office:value="1.658294">
                <text:p>1.658294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915951">
                <text:p>1.915951</text:p>
              </table:table-cell>
              <table:table-cell office:value-type="float" office:value="1.880185">
                <text:p>1.880185</text:p>
              </table:table-cell>
              <table:table-cell office:value-type="float" office:value="1.#NAN">
                <text:p>1.#NAN</text:p>
              </table:table-cell>
              <table:table-cell office:value-type="float" office:value="1.986628">
                <text:p>1.986628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2.272222">
                <text:p>2.272222</text:p>
              </table:table-cell>
              <table:table-cell office:value-type="float" office:value="2.236543">
                <text:p>2.236543</text:p>
              </table:table-cell>
              <table:table-cell office:value-type="float" office:value="1.#NAN">
                <text:p>1.#NAN</text:p>
              </table:table-cell>
              <table:table-cell office:value-type="float" office:value="2.344226">
                <text:p>2.344226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66263">
                <text:p>2.66263</text:p>
              </table:table-cell>
              <table:table-cell office:value-type="float" office:value="2.628066">
                <text:p>2.628066</text:p>
              </table:table-cell>
              <table:table-cell office:value-type="float" office:value="1.#NAN">
                <text:p>1.#NAN</text:p>
              </table:table-cell>
              <table:table-cell office:value-type="float" office:value="2.735601">
                <text:p>2.735601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3.082524">
                <text:p>3.082524</text:p>
              </table:table-cell>
              <table:table-cell office:value-type="float" office:value="3.040637">
                <text:p>3.040637</text:p>
              </table:table-cell>
              <table:table-cell office:value-type="float" office:value="1.#NAN">
                <text:p>1.#NAN</text:p>
              </table:table-cell>
              <table:table-cell office:value-type="float" office:value="3.1528">
                <text:p>3.152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545044">
                <text:p>3.545044</text:p>
              </table:table-cell>
              <table:table-cell office:value-type="float" office:value="3.479696">
                <text:p>3.479696</text:p>
              </table:table-cell>
              <table:table-cell office:value-type="float" office:value="1.#NAN">
                <text:p>1.#NAN</text:p>
              </table:table-cell>
              <table:table-cell office:value-type="float" office:value="3.572735">
                <text:p>3.572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